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000000" fo:letter-spacing="normal" loext:padding="0cm" loext:border="none"/>
    </style:style>
    <style:style style:name="P2"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000000" style:font-name="Ubuntu Mono" fo:font-size="9.75pt" fo:letter-spacing="normal" fo:font-style="normal" fo:font-weight="normal" loext:padding="0cm" loext:border="none"/>
    </style:style>
    <style:style style:name="P3" style:family="paragraph" style:parent-style-name="Preformatted_20_Text">
      <style:paragraph-properties fo:margin-top="0cm" fo:margin-bottom="0cm" loext:contextual-spacing="false" fo:line-height="125%" fo:orphans="2" fo:widows="2" fo:padding="0cm" fo:border="none"/>
      <style:text-properties fo:font-variant="normal" fo:text-transform="none" fo:color="#c5060b" style:font-name="Ubuntu Mono" fo:font-size="9.75pt" fo:letter-spacing="normal" fo:font-style="normal" fo:font-weight="normal"/>
    </style:style>
    <style:style style:name="P4" style:family="paragraph" style:parent-style-name="Preformatted_20_Text">
      <style:paragraph-properties fo:margin-top="0cm" fo:margin-bottom="0cm" loext:contextual-spacing="false" fo:line-height="125%" fo:orphans="2" fo:widows="2" fo:padding="0cm" fo:border="none"/>
      <style:text-properties fo:font-variant="normal" fo:text-transform="none" fo:color="#c5060b" fo:letter-spacing="normal"/>
    </style:style>
    <style:style style:name="P5"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fo:letter-spacing="normal"/>
    </style:style>
    <style:style style:name="P6"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fo:letter-spacing="normal" loext:padding="0cm" loext:border="none"/>
    </style:style>
    <style:style style:name="P7"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font-name="Ubuntu Mono" fo:font-size="9.75pt" fo:letter-spacing="normal" fo:font-style="normal" fo:font-weight="normal" loext:padding="0cm" loext:border="none"/>
    </style:style>
    <style:style style:name="P8"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ff" style:font-name="Ubuntu Mono" fo:font-size="9.75pt" fo:letter-spacing="normal" fo:font-style="normal" fo:font-weight="normal"/>
    </style:style>
    <style:style style:name="P9" style:family="paragraph" style:parent-style-name="Preformatted_20_Text">
      <style:paragraph-properties fo:margin-top="0cm" fo:margin-bottom="0cm" loext:contextual-spacing="false" fo:line-height="125%" fo:orphans="2" fo:widows="2" fo:padding="0cm" fo:border="none"/>
    </style:style>
    <style:style style:name="P10" style:family="paragraph" style:parent-style-name="Standard">
      <style:text-properties officeooo:rsid="0020a644" officeooo:paragraph-rsid="0020a644"/>
    </style:style>
    <style:style style:name="P11" style:family="paragraph" style:parent-style-name="Preformatted_20_Text">
      <style:paragraph-properties fo:margin-top="0cm" fo:margin-bottom="0cm" loext:contextual-spacing="false" fo:line-height="125%" fo:orphans="2" fo:widows="2" fo:padding="0cm" fo:border="none"/>
      <style:text-properties fo:font-variant="normal" fo:text-transform="none" fo:color="#c5060b" style:font-name="Ubuntu Mono" fo:font-size="9.75pt" fo:letter-spacing="normal" fo:font-style="normal" fo:font-weight="normal"/>
    </style:style>
    <style:style style:name="P12" style:family="paragraph" style:parent-style-name="Preformatted_20_Text">
      <style:paragraph-properties fo:margin-top="0cm" fo:margin-bottom="0cm" loext:contextual-spacing="false" fo:line-height="125%" fo:orphans="2" fo:widows="2" fo:padding="0cm" fo:border="none"/>
      <style:text-properties fo:font-variant="normal" fo:text-transform="none" fo:color="#c5060b" fo:letter-spacing="normal"/>
    </style:style>
    <style:style style:name="P13"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ff" style:font-name="Ubuntu Mono" fo:font-size="9.75pt" fo:letter-spacing="normal" fo:font-style="normal" fo:font-weight="normal"/>
    </style:style>
    <style:style style:name="P14"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font-name="Ubuntu Mono" fo:font-size="9.75pt" fo:letter-spacing="normal" fo:font-style="normal" fo:font-weight="normal" loext:padding="0cm" loext:border="none"/>
    </style:style>
    <style:style style:name="P15"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font-name="Ubuntu Mono" fo:font-size="9.75pt" fo:letter-spacing="normal" fo:font-style="normal" fo:font-weight="normal"/>
    </style:style>
    <style:style style:name="P16"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fo:letter-spacing="normal" loext:padding="0cm" loext:border="none"/>
    </style:style>
    <style:style style:name="P17"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fo:letter-spacing="normal"/>
    </style:style>
    <style:style style:name="P18" style:family="paragraph" style:parent-style-name="Preformatted_20_Text">
      <style:paragraph-properties fo:margin-top="0cm" fo:margin-bottom="0cm" loext:contextual-spacing="false" fo:line-height="125%" fo:orphans="2" fo:widows="2" fo:padding="0cm" fo:border="none"/>
    </style:style>
    <style:style style:name="P19"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style>
    <style:style style:name="P20"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c5060b" fo:letter-spacing="normal"/>
    </style:style>
    <style:style style:name="P21"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000000" style:font-name="Ubuntu Mono" fo:font-size="9.75pt" fo:letter-spacing="normal" fo:font-style="normal" fo:font-weight="normal" loext:padding="0cm" loext:border="none"/>
    </style:style>
    <style:style style:name="P22"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000000" fo:letter-spacing="normal" loext:padding="0cm" loext:border="none"/>
    </style:style>
    <style:style style:name="P23" style:family="paragraph" style:parent-style-name="Preformatted_20_Text">
      <style:text-properties officeooo:rsid="0020a644" officeooo:paragraph-rsid="0020a644"/>
    </style:style>
    <style:style style:name="T1" style:family="text">
      <style:text-properties style:font-name="Ubuntu Mono" fo:font-size="9.75pt" fo:font-style="normal" fo:font-weight="normal"/>
    </style:style>
    <style:style style:name="T2" style:family="text">
      <style:text-properties fo:color="#c5060b"/>
    </style:style>
    <style:style style:name="T3" style:family="text">
      <style:text-properties fo:color="#c5060b" style:font-name="Ubuntu Mono" fo:font-size="9.75pt" fo:font-style="normal" fo:font-weight="normal"/>
    </style:style>
    <style:style style:name="T4" style:family="text">
      <style:text-properties fo:color="#000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3"/></text:p>
      <text:p text:style-name="P8">&gt; </text:p>
      <text:p text:style-name="P8">&gt; library(RcmdrPlugin.FactoMineR)</text:p>
      <text:p text:style-name="P3">Erreur : package or namespace load failed for ‘RcmdrPlugin.FactoMineR’:</text:p>
      <text:p text:style-name="P4"><text:s/><text:span text:style-name="T1">.onAttach a échoué dans attachNamespace() pour 'RcmdrPlugin.FactoMineR', détails :</text:span></text:p>
      <text:p text:style-name="P4"><text:s text:c="2"/><text:span text:style-name="T1">appel : get("parent", envir = win$env)</text:span></text:p>
      <text:p text:style-name="P4"><text:s text:c="2"/><text:span text:style-name="T1">erreur : l'utilisation de l'environnement NULL n'est plus autorisée</text:span></text:p>
      <text:p text:style-name="P8">&gt; library(Rcmdr)</text:p>
      <text:p text:style-name="P8">&gt; library(FactoMineR)</text:p>
      <text:p text:style-name="P8">&gt; library(Rcmdr)</text:p>
      <text:p text:style-name="P8">&gt; library(RcmdrPlugin.FactoMineR)</text:p>
      <text:p text:style-name="P8">&gt; </text:p>
      <text:p text:style-name="Standard"/>
      <text:p text:style-name="P10">TP3 <text:s/>- 11 avril</text:p>
      <text:p text:style-name="P23"><text:bookmark text:name="rstudio_console_output"/></text:p>
      <text:p text:style-name="P7">R version 3.5.2 (2018-12-20) -- "Eggshell Igloo"</text:p>
      <text:p text:style-name="P7">Copyright (C) 2018 The R Foundation for Statistical Computing</text:p>
      <text:p text:style-name="P7">Platform: x86_64-pc-linux-gnu (64-bit)</text:p>
      <text:p text:style-name="P9"/>
      <text:p text:style-name="P7">R est un logiciel libre livré sans AUCUNE GARANTIE.</text:p>
      <text:p text:style-name="P7">Vous pouvez le redistribuer sous certaines conditions.</text:p>
      <text:p text:style-name="P7">Tapez 'license()' ou 'licence()' pour plus de détails.</text:p>
      <text:p text:style-name="P9"/>
      <text:p text:style-name="P7">R est un projet collaboratif avec de nombreux contributeurs.</text:p>
      <text:p text:style-name="P7">Tapez 'contributors()' pour plus d'information et</text:p>
      <text:p text:style-name="P7">'citation()' pour la façon de le citer dans les publications.</text:p>
      <text:p text:style-name="P9"/>
      <text:p text:style-name="P7">Tapez 'demo()' pour des démonstrations, 'help()' pour l'aide</text:p>
      <text:p text:style-name="P7">en ligne ou 'help.start()' pour obtenir l'aide au format HTML.</text:p>
      <text:p text:style-name="P7">Tapez 'q()' pour quitter R.</text:p>
      <text:p text:style-name="P9"/>
      <text:p text:style-name="P15"><text:span text:style-name="T4">&gt; library(Rcmdr)</text:span></text:p>
      <text:p text:style-name="P3">Le chargement a nécessité le package : splines</text:p>
      <text:p text:style-name="P3">Le chargement a nécessité le package : RcmdrMisc</text:p>
      <text:p text:style-name="P3">Le chargement a nécessité le package : car</text:p>
      <text:p text:style-name="P3">Le chargement a nécessité le package : carData</text:p>
      <text:p text:style-name="P3">Le chargement a nécessité le package : sandwich</text:p>
      <text:p text:style-name="P3">Le chargement a nécessité le package : effects</text:p>
      <text:p text:style-name="P3">lattice theme set by effectsTheme()</text:p>
      <text:p text:style-name="P3">See ?effectsTheme for details.</text:p>
      <text:p text:style-name="P2">RcmdrMsg: [1] NOTE: R Commander Version 2.5-2: Wed Apr 10 09:12:04 2019</text:p>
      <text:p text:style-name="P9"/>
      <text:p text:style-name="P3">Version de Rcmdr 2.5-2</text:p>
      <text:p text:style-name="P9"/>
      <text:p text:style-name="P9"/>
      <text:p text:style-name="P3">Attachement du package : 'Rcmdr'</text:p>
      <text:p text:style-name="P9"/>
      <text:p text:style-name="P3">The following object is masked from 'package:car':</text:p>
      <text:p text:style-name="P9"/>
      <text:p text:style-name="P4"><text:s text:c="4"/><text:span text:style-name="T1">Confint</text:span></text:p>
      <text:p text:style-name="P9"/>
      <text:p text:style-name="P8">&gt; </text:p>
      <text:p text:style-name="P15"><text:span text:style-name="T4">&gt; library(FactoMineR)</text:span></text:p>
      <text:p text:style-name="P15"><text:soft-page-break/><text:span text:style-name="T4">&gt; library(Rcmdr)</text:span></text:p>
      <text:p text:style-name="P2">RcmdrMsg: [2] NOTE: Plug-ins chargés : RcmdrPlugin.FactoMineR</text:p>
      <text:p text:style-name="P7">RcmdrMsg: [1] NOTE: R Commander Version 2.5-2: Wed Apr 10 09:14:35 2019</text:p>
      <text:p text:style-name="P9"/>
      <text:p text:style-name="P7">Rcmdr&gt; <text:s/>Données &lt;- read.table("clipboard", header=TRUE, sep="", na.strings="NA", </text:p>
      <text:p text:style-name="P7">Rcmdr+ <text:s text:c="3"/>dec=".", strip.white=TRUE)</text:p>
      <text:p text:style-name="P7">RcmdrMsg: [2] AVIS: Warning in read.table("clipboard", header = TRUE, sep = "",</text:p>
      <text:p text:style-name="P7">RcmdrMsg+ na.strings = "NA", :</text:p>
      <text:p text:style-name="P7">RcmdrMsg+ incomplete final line found by readTableHeader on 'clipboard'</text:p>
      <text:p text:style-name="P7">RcmdrMsg: [3] NOTE: Le jeu de données Données a 0 lignes et 1 colonnes.</text:p>
      <text:p text:style-name="P7">RcmdrMsg: [4] ERREUR:</text:p>
      <text:p text:style-name="P7">RcmdrMsg+ data frame too wide</text:p>
      <text:p text:style-name="P9"/>
      <text:p text:style-name="P7">Rcmdr&gt; <text:s/>Meta &lt;- read.table("clipboard", header=TRUE, sep="", na.strings="NA", dec=".", strip.white=TRUE)</text:p>
      <text:p text:style-name="P7">RcmdrMsg: [5] ERREUR: impossible d'ouvrir la connexion</text:p>
      <text:p text:style-name="P7">RcmdrMsg: [6] AVIS: Un seul tableau de données en mémoire.</text:p>
      <text:p text:style-name="P7">RcmdrMsg: [7] ERREUR:</text:p>
      <text:p text:style-name="P7">RcmdrMsg+ data frame too wide</text:p>
      <text:p text:style-name="P3">Error : $ operator is invalid for atomic vectors</text:p>
      <text:p text:style-name="P2">RcmdrMsg: [8] AVIS: Un seul tableau de données en mémoire.</text:p>
      <text:p text:style-name="P7">RcmdrMsg: [9] ERREUR: Pas de données à afficher.</text:p>
      <text:p text:style-name="P7">RcmdrMsg: [10] ERREUR: Pas de données à afficher.</text:p>
      <text:p text:style-name="P7">RcmdrMsg: [11] ERREUR:</text:p>
      <text:p text:style-name="P7">RcmdrMsg+ data frame too wide</text:p>
      <text:p text:style-name="P3">Error : $ operator is invalid for atomic vectors</text:p>
      <text:p text:style-name="P2">RcmdrMsg: [12] ERREUR: Aucun modèle en mémoire à sélectionner.</text:p>
      <text:p text:style-name="P3">Error in readDataSet() : impossible de trouver la fonction "readDataSet"</text:p>
      <text:p text:style-name="P19"/>
      <text:p text:style-name="P7">Rcmdr&gt; <text:s/>Meta &lt;- read.table("clipboard", header=TRUE, sep="", na.strings="NA", dec=".", strip.white=TRUE)</text:p>
      <text:p text:style-name="P7">RcmdrMsg: [13] ERREUR: impossible d'ouvrir la connexion</text:p>
      <text:p text:style-name="P7">RcmdrMsg: [14] AVIS: Un seul tableau de données en mémoire.</text:p>
      <text:p text:style-name="P15"><text:span text:style-name="T4">&gt; library(Rcmdr)</text:span></text:p>
      <text:p text:style-name="P15"><text:span text:style-name="T4">&gt; library(FactoMineR)</text:span></text:p>
      <text:p text:style-name="P15"><text:span text:style-name="T4">&gt; library(Rcmdr)</text:span></text:p>
      <text:p text:style-name="P15"><text:span text:style-name="T4">&gt; install.packages("FactoMineR")</text:span></text:p>
      <text:p text:style-name="P2">Error in install.packages : Updating loaded packages</text:p>
      <text:p text:style-name="P15"><text:span text:style-name="T4">&gt; library(FactoMineR)</text:span></text:p>
      <text:p text:style-name="P15"><text:span text:style-name="T4">&gt; library(Rcmdr)</text:span></text:p>
      <text:p text:style-name="P2">RcmdrMsg: [15] ERREUR: tableau de données vide.</text:p>
      <text:p text:style-name="P7">RcmdrMsg: [16] ERREUR:</text:p>
      <text:p text:style-name="P7">RcmdrMsg+ objet 'save.dataset' introuvable</text:p>
      <text:p text:style-name="P7">RcmdrMsg: [17] ERREUR:</text:p>
      <text:p text:style-name="P7">RcmdrMsg+ data frame too wide</text:p>
      <text:p text:style-name="P3">Error : $ operator is invalid for atomic vectors</text:p>
      <text:p text:style-name="P2">RcmdrMsg: [18] ERREUR: Aucun modèle en mémoire à sélectionner.</text:p>
      <text:p text:style-name="P7">RcmdrMsg: [19] AVIS: Un seul tableau de données en mémoire.</text:p>
      <text:p text:style-name="P7">RcmdrMsg: [20] ERREUR: Aucune sélection.</text:p>
      <text:p text:style-name="P8">&gt; </text:p>
      <text:p text:style-name="P2">RcmdrMsg: [21] AVIS: Un seul tableau de données en mémoire.</text:p>
      <text:p text:style-name="P9"/>
      <text:p text:style-name="P7">Rcmdr&gt; <text:s/>Data_Meta &lt;- read.table("clipboard", header=TRUE, sep="", na.strings="NA", dec=".", strip.white=TRUE)</text:p>
      <text:p text:style-name="P7">RcmdrMsg: [22] ERREUR: impossible d'ouvrir la connexion</text:p>
      <text:p text:style-name="P9"><text:soft-page-break/></text:p>
      <text:p text:style-name="P7">Rcmdr&gt; <text:s/>Data_Meta &lt;- read.table("clipboard", header=TRUE, sep="", na.strings="NA", dec=".", strip.white=TRUE)</text:p>
      <text:p text:style-name="P7">RcmdrMsg: [23] ERREUR: impossible d'ouvrir la connexion</text:p>
      <text:p text:style-name="P7">RcmdrMsg: [24] ERREUR:</text:p>
      <text:p text:style-name="P7">RcmdrMsg+ Tcl package 'Tktable' must be installed first</text:p>
      <text:p text:style-name="P9"/>
      <text:p text:style-name="P7">Rcmdr&gt; <text:s/>Data_Meta &lt;- read.table("clipboard", header=TRUE, sep="", na.strings="NA", dec=".", strip.white=TRUE)</text:p>
      <text:p text:style-name="P7">RcmdrMsg: [25] ERREUR: impossible d'ouvrir la connexion</text:p>
      <text:p text:style-name="P7">RcmdrMsg: [26] ERREUR:</text:p>
      <text:p text:style-name="P7">RcmdrMsg+ mauvais numéro magique de restauration de fichier (le fichier est peut être corrompu) -- aucune donnée chargée</text:p>
      <text:p text:style-name="P9"/>
      <text:p text:style-name="P7">Rcmdr&gt; <text:s/>load("/home/guest/Documents/Data_Meta.odt")</text:p>
      <text:p text:style-name="P7">RcmdrMsg: [27] AVIS: Un seul tableau de données en mémoire.</text:p>
      <text:p text:style-name="P9"/>
      <text:p text:style-name="P7">Rcmdr&gt; <text:s/>Meta &lt;- read.table("clipboard", header=TRUE, sep="", na.strings="NA", dec=".", strip.white=TRUE)</text:p>
      <text:p text:style-name="P7">RcmdrMsg: [28] ERREUR: impossible d'ouvrir la connexion</text:p>
      <text:p text:style-name="P7">RcmdrMsg: [29] ERREUR:</text:p>
      <text:p text:style-name="P7">RcmdrMsg+ data frame too wide</text:p>
      <text:p text:style-name="P3">Error : $ operator is invalid for atomic vectors</text:p>
      <text:p text:style-name="P2">RcmdrMsg: [30] AVIS: Un seul tableau de données en mémoire.</text:p>
      <text:p text:style-name="P7">RcmdrMsg: [31] AVIS: Un seul tableau de données en mémoire.</text:p>
      <text:p text:style-name="P9"/>
      <text:p text:style-name="P7">Rcmdr&gt; <text:s/>Meta &lt;- read.table("/home/guest/Documents/Data_Meta.odt", header=TRUE, sep="", na.strings="NA", dec=".", strip.white=TRUE)</text:p>
      <text:p text:style-name="P7">RcmdrMsg: [32] ERREUR: NA</text:p>
      <text:p text:style-name="P7">RcmdrMsg: [33] ERREUR:</text:p>
      <text:p text:style-name="P7">RcmdrMsg+ data frame too wide</text:p>
      <text:p text:style-name="P3">Error : $ operator is invalid for atomic vectors</text:p>
      <text:p text:style-name="P2">RcmdrMsg: [34] AVIS: Un seul tableau de données en mémoire.</text:p>
      <text:p text:style-name="P9"/>
      <text:p text:style-name="P7">Rcmdr&gt; <text:s/>summary(Données)</text:p>
      <text:p text:style-name="P6"><text:s/><text:span text:style-name="T1">library.Rcmdr.</text:span></text:p>
      <text:p text:style-name="P6"><text:s/><text:span text:style-name="T1">Mode:logical <text:s/></text:span></text:p>
      <text:p text:style-name="P7">RcmdrMsg: [35] ERREUR:</text:p>
      <text:p text:style-name="P7">RcmdrMsg+ Tcl package 'Tktable' must be installed first</text:p>
      <text:p text:style-name="P7">RcmdrMsg: [36] ERREUR:</text:p>
      <text:p text:style-name="P7">RcmdrMsg+ Tcl package 'Tktable' must be installed first</text:p>
      <text:p text:style-name="P9"/>
      <text:p text:style-name="P7">Rcmdr&gt; <text:s/>Meta &lt;- read.table("clipboard", header=TRUE, sep="", na.strings="NA", dec=".", strip.white=TRUE)</text:p>
      <text:p text:style-name="P7">RcmdrMsg: [37] ERREUR: impossible d'ouvrir la connexion</text:p>
      <text:p text:style-name="P7">RcmdrMsg: [38] ERREUR:</text:p>
      <text:p text:style-name="P7">RcmdrMsg+ data frame too wide</text:p>
      <text:p text:style-name="P3">Error : $ operator is invalid for atomic vectors</text:p>
      <text:p text:style-name="P2">RcmdrMsg: [39] AVIS: Un seul tableau de données en mémoire.</text:p>
      <text:p text:style-name="P9"/>
      <text:p text:style-name="P7">Rcmdr&gt; <text:s/>Meta &lt;- read.table("clipboard", header=TRUE, sep="", na.strings="NA", dec=".", strip.white=TRUE)</text:p>
      <text:p text:style-name="P7">RcmdrMsg: [40] ERREUR: impossible d'ouvrir la connexion</text:p>
      <text:p text:style-name="P9"/>
      <text:p text:style-name="P7"><text:soft-page-break/>Rcmdr&gt; <text:s/>Data_Meta &lt;- read.table("clipboard", header=TRUE, sep="", na.strings="NA", dec=".", strip.white=TRUE)</text:p>
      <text:p text:style-name="P7">RcmdrMsg: [41] ERREUR: impossible d'ouvrir la connexion</text:p>
      <text:p text:style-name="P7">RcmdrMsg: [42] ERREUR: Aucun modèle en mémoire à sélectionner.</text:p>
      <text:p text:style-name="P9"/>
      <text:p text:style-name="P7">Rcmdr&gt; <text:s/>Data_Meta &lt;- read.table("clipboard", header=TRUE, sep="", na.strings="NA", dec=".", strip.white=TRUE)</text:p>
      <text:p text:style-name="P7">RcmdrMsg: [43] ERREUR: impossible d'ouvrir la connexion</text:p>
      <text:p text:style-name="P7">RcmdrMsg: [44] ERREUR: Aucune sélection.</text:p>
      <text:p text:style-name="P7">RcmdrMsg: [45] ERREUR: tableau de données vide.</text:p>
      <text:p text:style-name="P7">RcmdrMsg: [46] ERREUR:</text:p>
      <text:p text:style-name="P7">RcmdrMsg+ objet 'save.dataset' introuvable</text:p>
      <text:p text:style-name="P7">RcmdrMsg: [47] ERREUR:</text:p>
      <text:p text:style-name="P7">RcmdrMsg+ data frame too wide</text:p>
      <text:p text:style-name="P3">Error : $ operator is invalid for atomic vectors</text:p>
      <text:p text:style-name="P19"/>
      <text:p text:style-name="P7">Rcmdr&gt; <text:s/>Meta &lt;- read.table("clipboard", header=TRUE, sep="", na.strings="NA", dec=".", strip.white=TRUE)</text:p>
      <text:p text:style-name="P7">RcmdrMsg: [48] ERREUR: impossible d'ouvrir la connexion</text:p>
      <text:p text:style-name="P7">RcmdrMsg: [49] ERREUR: Aucun modèle en mémoire à sélectionner.</text:p>
      <text:p text:style-name="P7">RcmdrMsg: [50] AVIS: Un seul tableau de données en mémoire.</text:p>
      <text:p text:style-name="P9"/>
      <text:p text:style-name="P7">Rcmdr&gt; <text:s/>Meta &lt;- read.table("clipboard", header=TRUE, sep="", na.strings="NA", dec=".", strip.white=TRUE)</text:p>
      <text:p text:style-name="P7">RcmdrMsg: [51] ERREUR: impossible d'ouvrir la connexion</text:p>
      <text:p text:style-name="P9"/>
      <text:p text:style-name="P7">Rcmdr&gt; <text:s/>Meta &lt;- read.table("/home/guest/Desktop/Meta.txt", header=TRUE, sep="", na.strings="NA", dec=".", strip.white=TRUE)</text:p>
      <text:p text:style-name="P7">RcmdrMsg: [52] NOTE: Le jeu de données Meta a 88 lignes et 11 colonnes.</text:p>
      <text:p text:style-name="P7">RcmdrMsg: [53] ERREUR:</text:p>
      <text:p text:style-name="P7">RcmdrMsg+ Tcl package 'Tktable' must be installed first</text:p>
      <text:p text:style-name="P7">RcmdrMsg: [54] ERREUR: erreur d'édition du jeu de données</text:p>
      <text:p text:style-name="P9"/>
      <text:p text:style-name="P7">Rcmdr&gt; <text:s/>summary(Meta)</text:p>
      <text:p text:style-name="P6"><text:s text:c="2"/><text:span text:style-name="T1">publication <text:s text:c="10"/>pays <text:s text:c="11"/>CONTINENT <text:s text:c="5"/>annee <text:s text:c="8"/>protein <text:s text:c="9"/>fibre <text:s text:c="12"/>GMQ <text:s text:c="10"/>n_animal <text:s text:c="8"/>duree <text:s text:c="9"/>agemoyen <text:s text:c="10"/>genotype </text:span></text:p>
      <text:p text:style-name="P6"><text:s/><text:span text:style-name="T1">Min. <text:s text:c="2"/>: 1.00 <text:s text:c="2"/>AUSTRALIE: 9 <text:s text:c="2"/>AFRIQUE <text:s text:c="5"/>:18 <text:s text:c="2"/>Min. <text:s text:c="2"/>:2000 <text:s text:c="2"/>Min. <text:s text:c="2"/>: 5.00 <text:s text:c="2"/>Min. <text:s text:c="2"/>: 2.000 <text:s text:c="2"/>Min. <text:s text:c="2"/>:150.0 <text:s text:c="2"/>Min. <text:s text:c="2"/>: 8.00 <text:s text:c="2"/>Min. <text:s text:c="2"/>:20.00 <text:s text:c="2"/>Min. <text:s text:c="2"/>: 90.0 <text:s text:c="2"/>local <text:s text:c="4"/>:33 <text:s/></text:span></text:p>
      <text:p text:style-name="P6"><text:s/><text:span text:style-name="T1">1st Qu.:22.75 <text:s text:c="2"/>CHINE <text:s text:c="3"/>: 8 <text:s text:c="2"/>AMERIQUE_NORD: 6 <text:s text:c="2"/>1st Qu.:2004 <text:s text:c="2"/>1st Qu.: 9.00 <text:s text:c="2"/>1st Qu.: 2.750 <text:s text:c="2"/>1st Qu.:236.8 <text:s text:c="2"/>1st Qu.:10.00 <text:s text:c="2"/>1st Qu.:30.00 <text:s text:c="2"/>1st Qu.:109.8 <text:s text:c="2"/>mainstream:55 <text:s/></text:span></text:p>
      <text:p text:style-name="P6"><text:s/><text:span text:style-name="T1">Median :44.50 <text:s text:c="2"/>France <text:s text:c="2"/>: 7 <text:s text:c="2"/>AMERIQUE_SUD :15 <text:s text:c="2"/>Median :2009 <text:s text:c="2"/>Median :14.50 <text:s text:c="2"/>Median : 4.000 <text:s text:c="2"/>Median :354.5 <text:s text:c="2"/>Median :12.50 <text:s text:c="2"/>Median :42.50 <text:s text:c="2"/>Median :125.0 <text:s text:c="17"/></text:span></text:p>
      <text:p text:style-name="P6"><text:s/><text:span text:style-name="T1">Mean <text:s text:c="2"/>:44.50 <text:s text:c="2"/>NIGERIA <text:s/>: 7 <text:s text:c="2"/>ASIE <text:s text:c="8"/>:22 <text:s text:c="2"/>Mean <text:s text:c="2"/>:2009 <text:s text:c="2"/>Mean <text:s text:c="2"/>:14.67 <text:s text:c="2"/>Mean <text:s text:c="2"/>: 5.523 <text:s text:c="2"/>Mean <text:s text:c="2"/>:416.4 <text:s text:c="2"/>Mean <text:s text:c="2"/>:13.32 <text:s text:c="2"/>Mean <text:s text:c="2"/>:41.48 <text:s text:c="2"/>Mean <text:s text:c="2"/>:122.0 <text:s text:c="17"/></text:span></text:p>
      <text:p text:style-name="P6"><text:s/><text:span text:style-name="T1">3rd Qu.:66.25 <text:s text:c="2"/>VIETNAM <text:s/>: 7 <text:s text:c="2"/>EUROPE <text:s text:c="6"/>:18 <text:s text:c="2"/>3rd Qu.:2014 <text:s text:c="2"/>3rd Qu.:19.00 <text:s text:c="2"/>3rd Qu.: 8.000 <text:s text:c="2"/>3rd Qu.:492.2 <text:s text:c="2"/>3rd Qu.:16.00 <text:s text:c="2"/>3rd Qu.:52.25 <text:s text:c="2"/>3rd Qu.:135.0 <text:s text:c="17"/></text:span></text:p>
      <text:p text:style-name="P6"><text:s/><text:span text:style-name="T1">Max. <text:s text:c="2"/>:88.00 <text:s text:c="2"/>COLOMBIE : 6 <text:s text:c="2"/>OCEANIE <text:s text:c="5"/>: 9 <text:s text:c="2"/>Max. <text:s text:c="2"/>:2018 <text:s text:c="2"/>Max. <text:s text:c="2"/>:30.00 <text:s text:c="2"/>Max. <text:s text:c="2"/>:15.000 <text:s text:c="2"/>Max. <text:s text:c="2"/>:986.0 <text:s text:c="2"/>Max. <text:s text:c="2"/>:20.00 <text:s text:c="2"/>Max. <text:s text:c="2"/>:60.00 <text:s text:c="2"/>Max. <text:s text:c="2"/>:150.0 <text:s text:c="17"/></text:span></text:p>
      <text:p text:style-name="P6"><text:s text:c="17"/><text:span text:style-name="T1">(Other) <text:s/>:44 <text:s text:c="148"/></text:span></text:p>
      <text:p text:style-name="P9"/>
      <text:p text:style-name="P7">Rcmdr&gt; <text:s/>data_snp.txt &lt;- read.table("clipboard", header=TRUE, sep="", na.strings="NA", dec=".", strip.white=TRUE)</text:p>
      <text:p text:style-name="P7">RcmdrMsg: [55] ERREUR: impossible d'ouvrir la connexion</text:p>
      <text:p text:style-name="P9"><text:soft-page-break/></text:p>
      <text:p text:style-name="P7">Rcmdr&gt; <text:s/>data_snp.txt &lt;- read.table("/home/guest/Desktop/FormationR/Formation R/data_snp.txt", header=TRUE, sep="", na.strings="NA", dec=".", strip.white=TRUE)</text:p>
      <text:p text:style-name="P7">RcmdrMsg: [56] NOTE: Le jeu de données data_snp.txt a 3 lignes et 4 colonnes.</text:p>
      <text:p text:style-name="P9"/>
      <text:p text:style-name="P7">Rcmdr&gt; <text:s/>summary(data_snp.txt)</text:p>
      <text:p text:style-name="P6"><text:s text:c="2"/><text:span text:style-name="T1">Sujet <text:s text:c="4"/>X1 <text:s text:c="5"/>X2 <text:s text:c="5"/>X3 <text:s text:c="2"/></text:span></text:p>
      <text:p text:style-name="P6"><text:s/><text:span text:style-name="T1">age :1 <text:s text:c="2"/>25 :1 <text:s text:c="2"/>26 :1 <text:s text:c="2"/>33 :1 <text:s/></text:span></text:p>
      <text:p text:style-name="P6"><text:s/><text:span text:style-name="T1">SNP1:1 <text:s text:c="2"/>A/A:2 <text:s text:c="2"/>A/B:1 <text:s text:c="2"/>B/A:1 <text:s/></text:span></text:p>
      <text:p text:style-name="P6"><text:s/><text:span text:style-name="T1">SNP2:1 <text:s text:c="10"/>B/B:1 <text:s text:c="2"/>B/B:1 <text:s/></text:span></text:p>
      <text:p text:style-name="P15"><text:span text:style-name="T4">&gt; write.table(data_snp.txt)</text:span></text:p>
      <text:p text:style-name="P2">"Sujet" "X1" "X2" "X3"</text:p>
      <text:p text:style-name="P7">"1" "SNP1" "A/A" "B/B" "B/B"</text:p>
      <text:p text:style-name="P7">"2" "SNP2" "A/A" "A/B" "B/A"</text:p>
      <text:p text:style-name="P7">"3" "age" "25" "26" "33"</text:p>
      <text:p text:style-name="P15"><text:span text:style-name="T4">&gt; data_snp3=t(data_snp)</text:span></text:p>
      <text:p text:style-name="P3">Error in t(data_snp) : objet 'data_snp' introuvable</text:p>
      <text:p text:style-name="P15"><text:span text:style-name="T4">&gt; summary(data_snp2)</text:span></text:p>
      <text:p text:style-name="P3">Error in summary(data_snp2) : objet 'data_snp2' introuvable</text:p>
      <text:p text:style-name="P15"><text:span text:style-name="T4">&gt; View(data_snp.txt)</text:span></text:p>
      <text:p text:style-name="P15"><text:span text:style-name="T4">&gt; summary(data_snp)</text:span></text:p>
      <text:p text:style-name="P3">Error in summary(data_snp) : objet 'data_snp' introuvable</text:p>
      <text:p text:style-name="P15"><text:span text:style-name="T4">&gt; data_snp.prn</text:span></text:p>
      <text:p text:style-name="P3">Erreur : objet 'data_snp.prn' introuvable</text:p>
      <text:p text:style-name="P15"><text:span text:style-name="T4">&gt; data_snp &lt;- read.delim("~/Desktop/FormationR/Formation R/data_snp.txt", header=FALSE)</text:span></text:p>
      <text:p text:style-name="P15"><text:span text:style-name="T4">&gt; <text:s text:c="2"/>View(data_snp)</text:span></text:p>
      <text:p text:style-name="P15"><text:span text:style-name="T4">&gt; summary(data_snp)</text:span></text:p>
      <text:p text:style-name="P1"><text:s text:c="5"/><text:span text:style-name="T1">V1 <text:s text:c="5"/>V2 <text:s text:c="5"/>V3 <text:s text:c="5"/>V4 <text:s text:c="2"/></text:span></text:p>
      <text:p text:style-name="P6"><text:s/><text:span text:style-name="T1">age <text:s/>:1 <text:s text:c="2"/>1 <text:s/>:1 <text:s text:c="2"/>2 <text:s/>:1 <text:s text:c="2"/>3 <text:s/>:1 <text:s/></text:span></text:p>
      <text:p text:style-name="P6"><text:s/><text:span text:style-name="T1">SNP1 :1 <text:s text:c="2"/>25 :1 <text:s text:c="2"/>26 :1 <text:s text:c="2"/>33 :1 <text:s/></text:span></text:p>
      <text:p text:style-name="P6"><text:s/><text:span text:style-name="T1">SNP2 :1 <text:s text:c="2"/>A/A:2 <text:s text:c="2"/>A/B:1 <text:s text:c="2"/>B/A:1 <text:s/></text:span></text:p>
      <text:p text:style-name="P6"><text:s/><text:span text:style-name="T1">Sujet:1 <text:s text:c="10"/>B/B:1 <text:s text:c="2"/>B/B:1 <text:s/></text:span></text:p>
      <text:p text:style-name="P15"><text:span text:style-name="T4">&gt; data_snp3=t(data_snp)</text:span></text:p>
      <text:p text:style-name="P15"><text:span text:style-name="T4">&gt; data_snp3&lt;-data.frame(data_snp3)</text:span></text:p>
      <text:p text:style-name="P15"><text:span text:style-name="T4">&gt; data_snp3[,"age"]=as.numeric(data_snp3[,"age"])</text:span></text:p>
      <text:p text:style-name="P3">Error in `[.data.frame`(data_snp3, , "age") : undefined columns selected</text:p>
      <text:p text:style-name="P15"><text:span text:style-name="T4">&gt; data_snp2</text:span></text:p>
      <text:p text:style-name="P3">Erreur : objet 'data_snp2' introuvable</text:p>
      <text:p text:style-name="P15"><text:span text:style-name="T4">&gt; data_snp2=t(data_snp)</text:span></text:p>
      <text:p text:style-name="P15"><text:span text:style-name="T4">&gt; summary(data_snp2)</text:span></text:p>
      <text:p text:style-name="P1"><text:s text:c="5"/><text:span text:style-name="T1">V1 <text:s text:c="6"/>V2 <text:s text:c="6"/>V3 <text:s text:c="5"/>V4 <text:s text:c="2"/></text:span></text:p>
      <text:p text:style-name="P6"><text:s/><text:span text:style-name="T1">1 <text:s text:c="3"/>:1 <text:s text:c="2"/>A/A :1 <text:s text:c="2"/>A/A :1 <text:s text:c="2"/>25 :1 <text:s/></text:span></text:p>
      <text:p text:style-name="P6"><text:s/><text:span text:style-name="T1">2 <text:s text:c="3"/>:1 <text:s text:c="2"/>B/B :2 <text:s text:c="2"/>A/B :1 <text:s text:c="2"/>26 :1 <text:s/></text:span></text:p>
      <text:p text:style-name="P6"><text:s/><text:span text:style-name="T1">3 <text:s text:c="3"/>:1 <text:s text:c="2"/>SNP1:1 <text:s text:c="2"/>B/A :1 <text:s text:c="2"/>33 :1 <text:s/></text:span></text:p>
      <text:p text:style-name="P6"><text:s/><text:span text:style-name="T1">Sujet:1 <text:s text:c="11"/>SNP2:1 <text:s text:c="2"/>age:1 <text:s/></text:span></text:p>
      <text:p text:style-name="P15"><text:span text:style-name="T4">&gt; data_snp2[,"age"]=as.numeric((as.character(data_snp2[,"age"])))</text:span></text:p>
      <text:p text:style-name="P3">Error in data_snp2[, "age"] : indice hors limites</text:p>
      <text:p text:style-name="P15"><text:span text:style-name="T4">&gt; summary(data_snp2)</text:span></text:p>
      <text:p text:style-name="P1"><text:s text:c="5"/><text:span text:style-name="T1">V1 <text:s text:c="6"/>V2 <text:s text:c="6"/>V3 <text:s text:c="5"/>V4 <text:s text:c="2"/></text:span></text:p>
      <text:p text:style-name="P6"><text:s/><text:span text:style-name="T1">1 <text:s text:c="3"/>:1 <text:s text:c="2"/>A/A :1 <text:s text:c="2"/>A/A :1 <text:s text:c="2"/>25 :1 <text:s/></text:span></text:p>
      <text:p text:style-name="P6"><text:s/><text:span text:style-name="T1">2 <text:s text:c="3"/>:1 <text:s text:c="2"/>B/B :2 <text:s text:c="2"/>A/B :1 <text:s text:c="2"/>26 :1 <text:s/></text:span></text:p>
      <text:p text:style-name="P6"><text:s/><text:span text:style-name="T1">3 <text:s text:c="3"/>:1 <text:s text:c="2"/>SNP1:1 <text:s text:c="2"/>B/A :1 <text:s text:c="2"/>33 :1 <text:s/></text:span></text:p>
      <text:p text:style-name="P6"><text:soft-page-break/><text:s/><text:span text:style-name="T1">Sujet:1 <text:s text:c="11"/>SNP2:1 <text:s text:c="2"/>age:1 <text:s/></text:span></text:p>
      <text:p text:style-name="P15"><text:span text:style-name="T4">&gt; data_snp3=t(data_snp)</text:span></text:p>
      <text:p text:style-name="P15"><text:span text:style-name="T4">&gt; data_snp3&lt;-data.frame(data_snp3)</text:span></text:p>
      <text:p text:style-name="P15"><text:span text:style-name="T4">&gt; data_snp3[,"age"]=as.numeric(data_snp3[,"age"])</text:span></text:p>
      <text:p text:style-name="P3">Error in `[.data.frame`(data_snp3, , "age") : undefined columns selected</text:p>
      <text:p text:style-name="P15"><text:span text:style-name="T4">&gt; summary(data_snp2)</text:span></text:p>
      <text:p text:style-name="P1"><text:s text:c="5"/><text:span text:style-name="T1">V1 <text:s text:c="6"/>V2 <text:s text:c="6"/>V3 <text:s text:c="5"/>V4 <text:s text:c="2"/></text:span></text:p>
      <text:p text:style-name="P6"><text:s/><text:span text:style-name="T1">1 <text:s text:c="3"/>:1 <text:s text:c="2"/>A/A :1 <text:s text:c="2"/>A/A :1 <text:s text:c="2"/>25 :1 <text:s/></text:span></text:p>
      <text:p text:style-name="P6"><text:s/><text:span text:style-name="T1">2 <text:s text:c="3"/>:1 <text:s text:c="2"/>B/B :2 <text:s text:c="2"/>A/B :1 <text:s text:c="2"/>26 :1 <text:s/></text:span></text:p>
      <text:p text:style-name="P6"><text:s/><text:span text:style-name="T1">3 <text:s text:c="3"/>:1 <text:s text:c="2"/>SNP1:1 <text:s text:c="2"/>B/A :1 <text:s text:c="2"/>33 :1 <text:s/></text:span></text:p>
      <text:p text:style-name="P6"><text:s/><text:span text:style-name="T1">Sujet:1 <text:s text:c="11"/>SNP2:1 <text:s text:c="2"/>age:1 <text:s/></text:span></text:p>
      <text:p text:style-name="P15"><text:span text:style-name="T4">&gt; data_snp2[,"age"]=as.numeric((as.character(data_snp2[,"age"])))</text:span></text:p>
      <text:p text:style-name="P3">Error in data_snp2[, "age"] : indice hors limites</text:p>
      <text:p text:style-name="P15"><text:span text:style-name="T4">&gt; data_snp2&lt;-as.data.frame()</text:span></text:p>
      <text:p text:style-name="P3">Error in as.data.frame() : </text:p>
      <text:p text:style-name="P4"><text:s text:c="2"/><text:span text:style-name="T1">l'argument "x" est manquant, avec aucune valeur par défaut</text:span></text:p>
      <text:p text:style-name="P15"><text:span text:style-name="T4">&gt; data_snp2&lt;-as.data.frame(data_snp2)</text:span></text:p>
      <text:p text:style-name="P15"><text:span text:style-name="T4">&gt; data_snp2[,"age"]=as.numeric((as.character(data_snp2[,"age"])))</text:span></text:p>
      <text:p text:style-name="P3">Error in `[.data.frame`(data_snp2, , "age") : undefined columns selected</text:p>
      <text:p text:style-name="P15"><text:span text:style-name="T4">&gt; data_snp2&lt;-is.data.frame(data_snp2)</text:span></text:p>
      <text:p text:style-name="P15"><text:span text:style-name="T4">&gt; data_snp2&lt;-as.data.frame(data_snp2)</text:span></text:p>
      <text:p text:style-name="P15"><text:span text:style-name="T4">&gt; data_snp2[,"age"]=as.numeric((as.character(data_snp2[,"age"])))</text:span></text:p>
      <text:p text:style-name="P3">Error in `[.data.frame`(data_snp2, , "age") : undefined columns selected</text:p>
      <text:p text:style-name="P15"><text:span text:style-name="T4">&gt; summary(data_snp2)</text:span></text:p>
      <text:p text:style-name="P1"><text:s/><text:span text:style-name="T1">data_snp2 <text:s text:c="4"/></text:span></text:p>
      <text:p text:style-name="P6"><text:s/><text:span text:style-name="T1">Mode:logical <text:s/></text:span></text:p>
      <text:p text:style-name="P6"><text:s/><text:span text:style-name="T1">TRUE:1 <text:s text:c="7"/></text:span></text:p>
      <text:p text:style-name="P15"><text:span text:style-name="T4">&gt; data_snp2&lt;-is.numeric(data_snp2)</text:span></text:p>
      <text:p text:style-name="P15"><text:span text:style-name="T4">&gt; data_snp2[,"age"]=as.numeric((as.character(data_snp2[,"age"])))</text:span></text:p>
      <text:p text:style-name="P3">Error in data_snp2[, "age"] : nombre de dimensions incorrect</text:p>
      <text:p text:style-name="P15"><text:span text:style-name="T4">&gt; data_snp2&lt;-is.character(data_snp2)</text:span></text:p>
      <text:p text:style-name="P15"><text:span text:style-name="T4">&gt; data_snp2[,"age"]=as.numeric((as.character(data_snp2[,"age"])))</text:span></text:p>
      <text:p text:style-name="P3">Error in data_snp2[, "age"] : nombre de dimensions incorrect</text:p>
      <text:p text:style-name="P15"><text:span text:style-name="T4">&gt; data_snp2&lt;-is.matrix(data_snp2)</text:span></text:p>
      <text:p text:style-name="P15"><text:span text:style-name="T4">&gt; data_snp2[,"age"]=as.numeric((as.character(data_snp2[,"age"])))</text:span></text:p>
      <text:p text:style-name="P3">Error in data_snp2[, "age"] : nombre de dimensions incorrect</text:p>
      <text:p text:style-name="P15"><text:span text:style-name="T4">&gt; data_snp2&lt;-data_snp</text:span></text:p>
      <text:p text:style-name="P15"><text:span text:style-name="T4">&gt; data_snp2[,"age"]=as.numeric((as.character(data_snp2[,"age"])))</text:span></text:p>
      <text:p text:style-name="P3">Error in `[.data.frame`(data_snp2, , "age") : undefined columns selected</text:p>
      <text:p text:style-name="P15"><text:span text:style-name="T4">&gt; data_snp &lt;- read.delim("~/Desktop/FormationR/Formation R/data_snp.txt", header=FALSE, row.names=1)</text:span></text:p>
      <text:p text:style-name="P15"><text:span text:style-name="T4">&gt; <text:s text:c="2"/>View(data_snp)</text:span></text:p>
      <text:p text:style-name="P15"><text:span text:style-name="T4">&gt; summary(data_snp)</text:span></text:p>
      <text:p text:style-name="P1"><text:s text:c="3"/><text:span text:style-name="T1">V2 <text:s text:c="5"/>V3 <text:s text:c="5"/>V4 <text:s text:c="2"/></text:span></text:p>
      <text:p text:style-name="P6"><text:s/><text:span text:style-name="T1">1 <text:s/>:1 <text:s text:c="2"/>2 <text:s/>:1 <text:s text:c="2"/>3 <text:s/>:1 <text:s/></text:span></text:p>
      <text:p text:style-name="P6"><text:s/><text:span text:style-name="T1">25 :1 <text:s text:c="2"/>26 :1 <text:s text:c="2"/>33 :1 <text:s/></text:span></text:p>
      <text:p text:style-name="P6"><text:s/><text:span text:style-name="T1">A/A:2 <text:s text:c="2"/>A/B:1 <text:s text:c="2"/>B/A:1 <text:s/></text:span></text:p>
      <text:p text:style-name="P6"><text:s text:c="9"/><text:span text:style-name="T1">B/B:1 <text:s text:c="2"/>B/B:1 <text:s/></text:span></text:p>
      <text:p text:style-name="P15"><text:span text:style-name="T4">&gt; summary(data_snp2)</text:span></text:p>
      <text:p text:style-name="P1"><text:s text:c="5"/><text:span text:style-name="T1">V1 <text:s text:c="5"/>V2 <text:s text:c="5"/>V3 <text:s text:c="5"/>V4 <text:s text:c="2"/></text:span></text:p>
      <text:p text:style-name="P6"><text:s/><text:span text:style-name="T1">age <text:s/>:1 <text:s text:c="2"/>1 <text:s/>:1 <text:s text:c="2"/>2 <text:s/>:1 <text:s text:c="2"/>3 <text:s/>:1 <text:s/></text:span></text:p>
      <text:p text:style-name="P6"><text:s/><text:span text:style-name="T1">SNP1 :1 <text:s text:c="2"/>25 :1 <text:s text:c="2"/>26 :1 <text:s text:c="2"/>33 :1 <text:s/></text:span></text:p>
      <text:p text:style-name="P6"><text:s/><text:span text:style-name="T1">SNP2 :1 <text:s text:c="2"/>A/A:2 <text:s text:c="2"/>A/B:1 <text:s text:c="2"/>B/A:1 <text:s/></text:span></text:p>
      <text:p text:style-name="P6"><text:soft-page-break/><text:s/><text:span text:style-name="T1">Sujet:1 <text:s text:c="10"/>B/B:1 <text:s text:c="2"/>B/B:1 <text:s/></text:span></text:p>
      <text:p text:style-name="P15"><text:span text:style-name="T4">&gt; data_snp2[,"age"]=as.numeric((as.character(data_snp2[,"age"])))</text:span></text:p>
      <text:p text:style-name="P3">Error in `[.data.frame`(data_snp2, , "age") : undefined columns selected</text:p>
      <text:p text:style-name="P15"><text:span text:style-name="T4">&gt; data_snp2&lt;-as.data.frame(data_snp2)</text:span></text:p>
      <text:p text:style-name="P15"><text:span text:style-name="T4">&gt; data_snp2[,"age"]=as.numeric((as.character(data_snp2[,"age"])))</text:span></text:p>
      <text:p text:style-name="P3">Error in `[.data.frame`(data_snp2, , "age") : undefined columns selected</text:p>
      <text:p text:style-name="P15"><text:span text:style-name="T4">&gt; summary(data_snp2)</text:span></text:p>
      <text:p text:style-name="P1"><text:s text:c="5"/><text:span text:style-name="T1">V1 <text:s text:c="5"/>V2 <text:s text:c="5"/>V3 <text:s text:c="5"/>V4 <text:s text:c="2"/></text:span></text:p>
      <text:p text:style-name="P6"><text:s/><text:span text:style-name="T1">age <text:s/>:1 <text:s text:c="2"/>1 <text:s/>:1 <text:s text:c="2"/>2 <text:s/>:1 <text:s text:c="2"/>3 <text:s/>:1 <text:s/></text:span></text:p>
      <text:p text:style-name="P6"><text:s/><text:span text:style-name="T1">SNP1 :1 <text:s text:c="2"/>25 :1 <text:s text:c="2"/>26 :1 <text:s text:c="2"/>33 :1 <text:s/></text:span></text:p>
      <text:p text:style-name="P6"><text:s/><text:span text:style-name="T1">SNP2 :1 <text:s text:c="2"/>A/A:2 <text:s text:c="2"/>A/B:1 <text:s text:c="2"/>B/A:1 <text:s/></text:span></text:p>
      <text:p text:style-name="P6"><text:s/><text:span text:style-name="T1">Sujet:1 <text:s text:c="10"/>B/B:1 <text:s text:c="2"/>B/B:1 <text:s/></text:span></text:p>
      <text:p text:style-name="P15"><text:span text:style-name="T4">&gt; summary(data_snp)</text:span></text:p>
      <text:p text:style-name="P1"><text:s text:c="3"/><text:span text:style-name="T1">V2 <text:s text:c="5"/>V3 <text:s text:c="5"/>V4 <text:s text:c="2"/></text:span></text:p>
      <text:p text:style-name="P6"><text:s/><text:span text:style-name="T1">1 <text:s/>:1 <text:s text:c="2"/>2 <text:s/>:1 <text:s text:c="2"/>3 <text:s/>:1 <text:s/></text:span></text:p>
      <text:p text:style-name="P6"><text:s/><text:span text:style-name="T1">25 :1 <text:s text:c="2"/>26 :1 <text:s text:c="2"/>33 :1 <text:s/></text:span></text:p>
      <text:p text:style-name="P6"><text:s/><text:span text:style-name="T1">A/A:2 <text:s text:c="2"/>A/B:1 <text:s text:c="2"/>B/A:1 <text:s/></text:span></text:p>
      <text:p text:style-name="P6"><text:s text:c="9"/><text:span text:style-name="T1">B/B:1 <text:s text:c="2"/>B/B:1 <text:s/></text:span></text:p>
      <text:p text:style-name="P15"><text:span text:style-name="T4">&gt; data_snp2=t(data_snp)</text:span></text:p>
      <text:p text:style-name="P15"><text:span text:style-name="T4">&gt; summary(data_snp2)</text:span></text:p>
      <text:p text:style-name="P1"><text:s/><text:span text:style-name="T1">Sujet <text:s/>SNP1 <text:s text:c="3"/>SNP2 <text:s text:c="2"/>age <text:s text:c="2"/></text:span></text:p>
      <text:p text:style-name="P6"><text:s/><text:span text:style-name="T1">1:1 <text:s text:c="2"/>A/A:1 <text:s text:c="2"/>A/A:1 <text:s text:c="2"/>25:1 <text:s/></text:span></text:p>
      <text:p text:style-name="P6"><text:s/><text:span text:style-name="T1">2:1 <text:s text:c="2"/>B/B:2 <text:s text:c="2"/>A/B:1 <text:s text:c="2"/>26:1 <text:s/></text:span></text:p>
      <text:p text:style-name="P6"><text:s/><text:span text:style-name="T1">3:1 <text:s text:c="10"/>B/A:1 <text:s text:c="2"/>33:1 <text:s/></text:span></text:p>
      <text:p text:style-name="P15"><text:span text:style-name="T4">&gt; is.data.frame(data_snp)</text:span></text:p>
      <text:p text:style-name="P2">[1] TRUE</text:p>
      <text:p text:style-name="P15"><text:span text:style-name="T4">&gt; is.data.frame(data_snp2)</text:span></text:p>
      <text:p text:style-name="P2">[1] FALSE</text:p>
      <text:p text:style-name="P15"><text:span text:style-name="T4">&gt; is.matrix(data_snp2)</text:span></text:p>
      <text:p text:style-name="P2">[1] TRUE</text:p>
      <text:p text:style-name="P15"><text:span text:style-name="T4">&gt; summary(data_snp2)</text:span></text:p>
      <text:p text:style-name="P1"><text:s/><text:span text:style-name="T1">Sujet <text:s/>SNP1 <text:s text:c="3"/>SNP2 <text:s text:c="2"/>age <text:s text:c="2"/></text:span></text:p>
      <text:p text:style-name="P6"><text:s/><text:span text:style-name="T1">1:1 <text:s text:c="2"/>A/A:1 <text:s text:c="2"/>A/A:1 <text:s text:c="2"/>25:1 <text:s/></text:span></text:p>
      <text:p text:style-name="P6"><text:s/><text:span text:style-name="T1">2:1 <text:s text:c="2"/>B/B:2 <text:s text:c="2"/>A/B:1 <text:s text:c="2"/>26:1 <text:s/></text:span></text:p>
      <text:p text:style-name="P6"><text:s/><text:span text:style-name="T1">3:1 <text:s text:c="10"/>B/A:1 <text:s text:c="2"/>33:1 <text:s/></text:span></text:p>
      <text:p text:style-name="P15"><text:span text:style-name="T4">&gt; data_snp2[,"age"]=as.numeric((as.character(data_snp2[,"age"])))</text:span></text:p>
      <text:p text:style-name="P15"><text:span text:style-name="T4">&gt; summary(data_snp2)</text:span></text:p>
      <text:p text:style-name="P1"><text:s/><text:span text:style-name="T1">Sujet <text:s/>SNP1 <text:s text:c="3"/>SNP2 <text:s text:c="2"/>age <text:s text:c="2"/></text:span></text:p>
      <text:p text:style-name="P6"><text:s/><text:span text:style-name="T1">1:1 <text:s text:c="2"/>A/A:1 <text:s text:c="2"/>A/A:1 <text:s text:c="2"/>25:1 <text:s/></text:span></text:p>
      <text:p text:style-name="P6"><text:s/><text:span text:style-name="T1">2:1 <text:s text:c="2"/>B/B:2 <text:s text:c="2"/>A/B:1 <text:s text:c="2"/>26:1 <text:s/></text:span></text:p>
      <text:p text:style-name="P6"><text:s/><text:span text:style-name="T1">3:1 <text:s text:c="10"/>B/A:1 <text:s text:c="2"/>33:1 <text:s/></text:span></text:p>
      <text:p text:style-name="P15"><text:span text:style-name="T4">&gt; data_snp3=t(data_snp)</text:span></text:p>
      <text:p text:style-name="P15"><text:span text:style-name="T4">&gt; data_snp3&lt;-data.frame(data_snp3)</text:span></text:p>
      <text:p text:style-name="P15"><text:span text:style-name="T4">&gt; data_snp3[,"age"]=as.numeric((as.character(data_snp3[,"age"])))</text:span></text:p>
      <text:p text:style-name="P15"><text:span text:style-name="T4">&gt; data_snp3</text:span></text:p>
      <text:p text:style-name="P1"><text:s text:c="3"/><text:span text:style-name="T1">Sujet SNP1 SNP2 age</text:span></text:p>
      <text:p text:style-name="P7">V2 <text:s text:c="4"/>1 <text:s/>A/A <text:s/>A/A <text:s/>25</text:p>
      <text:p text:style-name="P7">V3 <text:s text:c="4"/>2 <text:s/>B/B <text:s/>A/B <text:s/>26</text:p>
      <text:p text:style-name="P7">V4 <text:s text:c="4"/>3 <text:s/>B/B <text:s/>B/A <text:s/>33</text:p>
      <text:p text:style-name="P15"><text:span text:style-name="T4">&gt; data_snp3[,"age"]=as.numeric(data_snp3[,"age"])</text:span></text:p>
      <text:p text:style-name="P15"><text:span text:style-name="T4">&gt; data_snp3</text:span></text:p>
      <text:p text:style-name="P1"><text:soft-page-break/><text:s text:c="3"/><text:span text:style-name="T1">Sujet SNP1 SNP2 age</text:span></text:p>
      <text:p text:style-name="P7">V2 <text:s text:c="4"/>1 <text:s/>A/A <text:s/>A/A <text:s/>25</text:p>
      <text:p text:style-name="P7">V3 <text:s text:c="4"/>2 <text:s/>B/B <text:s/>A/B <text:s/>26</text:p>
      <text:p text:style-name="P7">V4 <text:s text:c="4"/>3 <text:s/>B/B <text:s/>B/A <text:s/>33</text:p>
      <text:p text:style-name="P15"><text:span text:style-name="T4">&gt; data_snp2&lt;-as.data.frame(data_snp2)</text:span></text:p>
      <text:p text:style-name="P15"><text:span text:style-name="T4">&gt; summary(data_snp2)</text:span></text:p>
      <text:p text:style-name="P1"><text:s/><text:span text:style-name="T1">Sujet <text:s/>SNP1 <text:s text:c="3"/>SNP2 <text:s text:c="2"/>age <text:s text:c="2"/></text:span></text:p>
      <text:p text:style-name="P6"><text:s/><text:span text:style-name="T1">1:1 <text:s text:c="2"/>A/A:1 <text:s text:c="2"/>A/A:1 <text:s text:c="2"/>25:1 <text:s/></text:span></text:p>
      <text:p text:style-name="P6"><text:s/><text:span text:style-name="T1">2:1 <text:s text:c="2"/>B/B:2 <text:s text:c="2"/>A/B:1 <text:s text:c="2"/>26:1 <text:s/></text:span></text:p>
      <text:p text:style-name="P6"><text:s/><text:span text:style-name="T1">3:1 <text:s text:c="10"/>B/A:1 <text:s text:c="2"/>33:1 <text:s/></text:span></text:p>
      <text:p text:style-name="P15"><text:span text:style-name="T4">&gt; data_snp3=t(data_snp)</text:span></text:p>
      <text:p text:style-name="P15"><text:span text:style-name="T4">&gt; data_snp3&lt;-data.frame(data_snp3)</text:span></text:p>
      <text:p text:style-name="P15"><text:span text:style-name="T4">&gt; data_snp3[,"age"]=as.numeric((as.character(data_snp3[,"age"])))</text:span></text:p>
      <text:p text:style-name="P15"><text:span text:style-name="T4">&gt; data_snp3[,"age"]=as.numeric(data_snp3[,"age"])</text:span></text:p>
      <text:p text:style-name="P15"><text:span text:style-name="T4">&gt; data_snp3</text:span></text:p>
      <text:p text:style-name="P1"><text:s text:c="3"/><text:span text:style-name="T1">Sujet SNP1 SNP2 age</text:span></text:p>
      <text:p text:style-name="P7">V2 <text:s text:c="4"/>1 <text:s/>A/A <text:s/>A/A <text:s/>25</text:p>
      <text:p text:style-name="P7">V3 <text:s text:c="4"/>2 <text:s/>B/B <text:s/>A/B <text:s/>26</text:p>
      <text:p text:style-name="P7">V4 <text:s text:c="4"/>3 <text:s/>B/B <text:s/>B/A <text:s/>33</text:p>
      <text:p text:style-name="P15"><text:span text:style-name="T4">&gt; data_snp2&lt;-as.data.frame(data_snp2)</text:span></text:p>
      <text:p text:style-name="P15"><text:span text:style-name="T4">&gt; summary(data_snp2)</text:span></text:p>
      <text:p text:style-name="P1"><text:s/><text:span text:style-name="T1">Sujet <text:s/>SNP1 <text:s text:c="3"/>SNP2 <text:s text:c="2"/>age <text:s text:c="2"/></text:span></text:p>
      <text:p text:style-name="P6"><text:s/><text:span text:style-name="T1">1:1 <text:s text:c="2"/>A/A:1 <text:s text:c="2"/>A/A:1 <text:s text:c="2"/>25:1 <text:s/></text:span></text:p>
      <text:p text:style-name="P6"><text:s/><text:span text:style-name="T1">2:1 <text:s text:c="2"/>B/B:2 <text:s text:c="2"/>A/B:1 <text:s text:c="2"/>26:1 <text:s/></text:span></text:p>
      <text:p text:style-name="P6"><text:s/><text:span text:style-name="T1">3:1 <text:s text:c="10"/>B/A:1 <text:s text:c="2"/>33:1 <text:s/></text:span></text:p>
      <text:p text:style-name="P15"><text:span text:style-name="T4">&gt; data_snp2[,"age"]=as.numeric((as.character(data_snp2[,"age"])))</text:span></text:p>
      <text:p text:style-name="P15"><text:span text:style-name="T4">&gt; summary(data_snp2)</text:span></text:p>
      <text:p text:style-name="P1"><text:s/><text:span text:style-name="T1">Sujet <text:s/>SNP1 <text:s text:c="3"/>SNP2 <text:s text:c="7"/>age <text:s text:c="5"/></text:span></text:p>
      <text:p text:style-name="P6"><text:s/><text:span text:style-name="T1">1:1 <text:s text:c="2"/>A/A:1 <text:s text:c="2"/>A/A:1 <text:s text:c="2"/>Min. <text:s text:c="2"/>:25.0 <text:s/></text:span></text:p>
      <text:p text:style-name="P6"><text:s/><text:span text:style-name="T1">2:1 <text:s text:c="2"/>B/B:2 <text:s text:c="2"/>A/B:1 <text:s text:c="2"/>1st Qu.:25.5 <text:s/></text:span></text:p>
      <text:p text:style-name="P6"><text:s/><text:span text:style-name="T1">3:1 <text:s text:c="10"/>B/A:1 <text:s text:c="2"/>Median :26.0 <text:s/></text:span></text:p>
      <text:p text:style-name="P6"><text:s text:c="23"/><text:span text:style-name="T1">Mean <text:s text:c="2"/>:28.0 <text:s/></text:span></text:p>
      <text:p text:style-name="P6"><text:s text:c="23"/><text:span text:style-name="T1">3rd Qu.:29.5 <text:s/></text:span></text:p>
      <text:p text:style-name="P6"><text:s text:c="23"/><text:span text:style-name="T1">Max. <text:s text:c="2"/>:33.0 <text:s/></text:span></text:p>
      <text:p text:style-name="P15"><text:span text:style-name="T4">&gt; data_snp3=t(data_snp)</text:span></text:p>
      <text:p text:style-name="P15"><text:span text:style-name="T4">&gt; data_snp3&lt;-data.frame(data_snp3)</text:span></text:p>
      <text:p text:style-name="P15"><text:span text:style-name="T4">&gt; data_snp3[,"age"]=as.numeric(data_snp3[,"age"])</text:span></text:p>
      <text:p text:style-name="P15"><text:span text:style-name="T4">&gt; data_snp3</text:span></text:p>
      <text:p text:style-name="P1"><text:s text:c="3"/><text:span text:style-name="T1">Sujet SNP1 SNP2 age</text:span></text:p>
      <text:p text:style-name="P7">V2 <text:s text:c="4"/>1 <text:s/>A/A <text:s/>A/A <text:s text:c="2"/>1</text:p>
      <text:p text:style-name="P7">V3 <text:s text:c="4"/>2 <text:s/>B/B <text:s/>A/B <text:s text:c="2"/>2</text:p>
      <text:p text:style-name="P7">V4 <text:s text:c="4"/>3 <text:s/>B/B <text:s/>B/A <text:s text:c="2"/>3</text:p>
      <text:p text:style-name="P15"><text:span text:style-name="T4">&gt; write.table(data_snp3)</text:span></text:p>
      <text:p text:style-name="P2">"Sujet" "SNP1" "SNP2" "age"</text:p>
      <text:p text:style-name="P7">"V2" "1" "A/A" "A/A" 1</text:p>
      <text:p text:style-name="P7">"V3" "2" "B/B" "A/B" 2</text:p>
      <text:p text:style-name="P7">"V4" "3" "B/B" "B/A" 3</text:p>
      <text:p text:style-name="P15"><text:span text:style-name="T4">&gt; write.table(data_snp3,"C:/home/guest/Desktop/FormationR/Formation R/",sep=";",row.names = FALSE,col.names = TRUE)</text:span></text:p>
      <text:p text:style-name="P3">Warning in file(file, ifelse(append, "a", "w")) :</text:p>
      <text:p text:style-name="P5"><text:span text:style-name="T2"><text:s text:c="2"/></text:span><text:span text:style-name="T3">impossible d'ouvrir le fichier 'C:/home/guest/Desktop/FormationR/Formation R/' : Aucun fichier ou dossier de ce type</text:span></text:p>
      <text:p text:style-name="P3"><text:soft-page-break/>Error in file(file, ifelse(append, "a", "w")) : </text:p>
      <text:p text:style-name="P4"><text:s text:c="2"/><text:span text:style-name="T1">impossible d'ouvrir la connexion</text:span></text:p>
      <text:p text:style-name="P15"><text:span text:style-name="T4">&gt; library(Rcmdr)</text:span></text:p>
      <text:p text:style-name="P19"/>
      <text:p text:style-name="P7">Rcmdr&gt; <text:s/>Meta &lt;- readXL("/home/guest/Desktop/FormationR/Formation R/Data_Meta.xlsx", rownames=FALSE, header=TRUE, na="", sheet="Feuil1", stringsAsFactors=TRUE)</text:p>
      <text:p text:style-name="P7">RcmdrMsg: [57] NOTE: Le jeu de données Meta a 88 lignes et 11 colonnes.</text:p>
      <text:p text:style-name="P9"/>
      <text:p text:style-name="P7">Rcmdr&gt; <text:s/>summary(Meta)</text:p>
      <text:p text:style-name="P6"><text:s text:c="2"/><text:span text:style-name="T1">publication <text:s text:c="10"/>pays <text:s text:c="11"/>CONTINENT <text:s text:c="5"/>annee <text:s text:c="8"/>protein <text:s text:c="9"/>fibre <text:s text:c="12"/>GMQ <text:s text:c="10"/>n_animal <text:s text:c="8"/>duree <text:s text:c="9"/>agemoyen <text:s text:c="10"/>genotype </text:span></text:p>
      <text:p text:style-name="P6"><text:s/><text:span text:style-name="T1">Min. <text:s text:c="2"/>: 1.00 <text:s text:c="2"/>AUSTRALIE: 9 <text:s text:c="2"/>AFRIQUE <text:s text:c="5"/>:18 <text:s text:c="2"/>Min. <text:s text:c="2"/>:2000 <text:s text:c="2"/>Min. <text:s text:c="2"/>: 5.00 <text:s text:c="2"/>Min. <text:s text:c="2"/>: 2.000 <text:s text:c="2"/>Min. <text:s text:c="2"/>:150.0 <text:s text:c="2"/>Min. <text:s text:c="2"/>: 8.00 <text:s text:c="2"/>Min. <text:s text:c="2"/>:20.00 <text:s text:c="2"/>Min. <text:s text:c="2"/>: 90.0 <text:s text:c="2"/>local <text:s text:c="4"/>:33 <text:s/></text:span></text:p>
      <text:p text:style-name="P6"><text:s/><text:span text:style-name="T1">1st Qu.:22.75 <text:s text:c="2"/>CHINE <text:s text:c="3"/>: 8 <text:s text:c="2"/>AMERIQUE_NORD: 6 <text:s text:c="2"/>1st Qu.:2004 <text:s text:c="2"/>1st Qu.: 9.00 <text:s text:c="2"/>1st Qu.: 2.750 <text:s text:c="2"/>1st Qu.:236.8 <text:s text:c="2"/>1st Qu.:10.00 <text:s text:c="2"/>1st Qu.:30.00 <text:s text:c="2"/>1st Qu.:109.8 <text:s text:c="2"/>mainstream:55 <text:s/></text:span></text:p>
      <text:p text:style-name="P6"><text:s/><text:span text:style-name="T1">Median :44.50 <text:s text:c="2"/>France <text:s text:c="2"/>: 7 <text:s text:c="2"/>AMERIQUE_SUD :15 <text:s text:c="2"/>Median :2009 <text:s text:c="2"/>Median :14.50 <text:s text:c="2"/>Median : 4.000 <text:s text:c="2"/>Median :354.5 <text:s text:c="2"/>Median :12.50 <text:s text:c="2"/>Median :42.50 <text:s text:c="2"/>Median :125.0 <text:s text:c="17"/></text:span></text:p>
      <text:p text:style-name="P6"><text:s/><text:span text:style-name="T1">Mean <text:s text:c="2"/>:44.50 <text:s text:c="2"/>NIGERIA <text:s/>: 7 <text:s text:c="2"/>ASIE <text:s text:c="8"/>:22 <text:s text:c="2"/>Mean <text:s text:c="2"/>:2009 <text:s text:c="2"/>Mean <text:s text:c="2"/>:14.67 <text:s text:c="2"/>Mean <text:s text:c="2"/>: 5.523 <text:s text:c="2"/>Mean <text:s text:c="2"/>:416.4 <text:s text:c="2"/>Mean <text:s text:c="2"/>:13.32 <text:s text:c="2"/>Mean <text:s text:c="2"/>:41.48 <text:s text:c="2"/>Mean <text:s text:c="2"/>:122.0 <text:s text:c="17"/></text:span></text:p>
      <text:p text:style-name="P6"><text:s/><text:span text:style-name="T1">3rd Qu.:66.25 <text:s text:c="2"/>VIETNAM <text:s/>: 7 <text:s text:c="2"/>EUROPE <text:s text:c="6"/>:18 <text:s text:c="2"/>3rd Qu.:2014 <text:s text:c="2"/>3rd Qu.:19.00 <text:s text:c="2"/>3rd Qu.: 8.000 <text:s text:c="2"/>3rd Qu.:492.2 <text:s text:c="2"/>3rd Qu.:16.00 <text:s text:c="2"/>3rd Qu.:52.25 <text:s text:c="2"/>3rd Qu.:135.0 <text:s text:c="17"/></text:span></text:p>
      <text:p text:style-name="P6"><text:s/><text:span text:style-name="T1">Max. <text:s text:c="2"/>:88.00 <text:s text:c="2"/>COLOMBIE : 6 <text:s text:c="2"/>OCEANIE <text:s text:c="5"/>: 9 <text:s text:c="2"/>Max. <text:s text:c="2"/>:2018 <text:s text:c="2"/>Max. <text:s text:c="2"/>:30.00 <text:s text:c="2"/>Max. <text:s text:c="2"/>:15.000 <text:s text:c="2"/>Max. <text:s text:c="2"/>:986.0 <text:s text:c="2"/>Max. <text:s text:c="2"/>:20.00 <text:s text:c="2"/>Max. <text:s text:c="2"/>:60.00 <text:s text:c="2"/>Max. <text:s text:c="2"/>:150.0 <text:s text:c="17"/></text:span></text:p>
      <text:p text:style-name="P6"><text:s text:c="17"/><text:span text:style-name="T1">(Other) <text:s/>:44 <text:s text:c="148"/></text:span></text:p>
      <text:p text:style-name="P9"/>
      <text:p text:style-name="P7">Rcmdr&gt; <text:s/>Meta &lt;- within(Meta, {</text:p>
      <text:p text:style-name="P7">Rcmdr+ <text:s text:c="3"/>Continent2 &lt;- Recode(CONTINENT, '"AMERIQUE_SUD"="AMERIQUE";; "AMERIQUE_NORD"="AMERIQUE"', as.factor=TRUE)</text:p>
      <text:p text:style-name="P7">Rcmdr+ <text:s/>})</text:p>
      <text:p text:style-name="P7">RcmdrMsg: [58] NOTE: Le jeu de données Meta a 88 lignes et 12 colonnes.</text:p>
      <text:p text:style-name="P9"/>
      <text:p text:style-name="P7">Rcmdr&gt; <text:s/>Meta &lt;- within(Meta, {</text:p>
      <text:p text:style-name="P7">Rcmdr+ <text:s text:c="3"/>Continent2 &lt;- Recode(CONTINENT, '"AMERIQUE_SUD"="AMERIQUE";; "AMERIQUE_NORD"="AMERIQUE";', as.factor=TRUE)</text:p>
      <text:p text:style-name="P7">Rcmdr+ <text:s/>})</text:p>
      <text:p text:style-name="P7">RcmdrMsg: [59] NOTE: Le jeu de données Meta a 88 lignes et 12 colonnes.</text:p>
      <text:p text:style-name="P9"/>
      <text:p text:style-name="P7">Rcmdr&gt; <text:s/>Meta &lt;- within(Meta, {</text:p>
      <text:p text:style-name="P7">Rcmdr+ <text:s text:c="3"/>Continent2 &lt;- Recode(CONTINENT, '"AMERIQUE_SUD"="AMERIQUE";; "AMERIQUE_NORD"="AMERIQUE"; ;', as.factor=TRUE)</text:p>
      <text:p text:style-name="P7">Rcmdr+ <text:s/>})</text:p>
      <text:p text:style-name="P7">RcmdrMsg: [60] NOTE: Le jeu de données Meta a 88 lignes et 12 colonnes.</text:p>
      <text:p text:style-name="P15"><text:span text:style-name="T4">&gt; age_classe1&lt;-agemoyen</text:span></text:p>
      <text:p text:style-name="P3">Erreur : objet 'agemoyen' introuvable</text:p>
      <text:p text:style-name="P15"><text:span text:style-name="T4">&gt; age_class1&lt;-agemoyen</text:span></text:p>
      <text:p text:style-name="P3">Erreur : objet 'agemoyen' introuvable</text:p>
      <text:p text:style-name="P15"><text:span text:style-name="T4">&gt; age_class1&lt;-c(18:25,NA)</text:span></text:p>
      <text:p text:style-name="P2">RcmdrMsg: [61] ERREUR: Nombre de niveaux (46) trop grand.</text:p>
      <text:p text:style-name="P9"/>
      <text:p text:style-name="P7">Rcmdr&gt; <text:s/>Meta$age_class1 &lt;- with(Meta, binVariable(agemoyen, bins=3, method='intervals', labels=c('1','2','3')))</text:p>
      <text:p text:style-name="P7">RcmdrMsg: [62] NOTE: Le jeu de données Meta a 88 lignes et 13 colonnes.</text:p>
      <text:p text:style-name="P9"/>
      <text:p text:style-name="P7"><text:soft-page-break/>Rcmdr&gt; <text:s/>Meta$age_class2 &lt;- with(Meta, binVariable(agemoyen, bins=3, method='proportions', labels=c('1','2','3')))</text:p>
      <text:p text:style-name="P7">RcmdrMsg: [63] NOTE: Le jeu de données Meta a 88 lignes et 14 colonnes.</text:p>
      <text:p text:style-name="P9"/>
      <text:p text:style-name="P7">Rcmdr&gt; <text:s/>Meta$age_class3 &lt;- with(Meta, binVariable(agemoyen, bins=3, method='natural', labels=c('1','2','3')))</text:p>
      <text:p text:style-name="P7">RcmdrMsg: [64] NOTE: Le jeu de données Meta a 88 lignes et 15 colonnes.</text:p>
      <text:p text:style-name="P9"/>
      <text:p text:style-name="P7">Rcmdr&gt; <text:s/>summary(Meta)</text:p>
      <text:p text:style-name="P6"><text:s text:c="2"/><text:span text:style-name="T1">publication <text:s text:c="10"/>pays <text:s text:c="11"/>CONTINENT <text:s text:c="5"/>annee <text:s text:c="8"/>protein <text:s text:c="9"/>fibre <text:s text:c="12"/>GMQ <text:s text:c="10"/>n_animal <text:s text:c="8"/>duree <text:s text:c="9"/>agemoyen <text:s text:c="10"/>genotype <text:s text:c="4"/>Continent2 age_class1 age_class2 age_class3</text:span></text:p>
      <text:p text:style-name="P6"><text:s/><text:span text:style-name="T1">Min. <text:s text:c="2"/>: 1.00 <text:s text:c="2"/>AUSTRALIE: 9 <text:s text:c="2"/>AFRIQUE <text:s text:c="5"/>:18 <text:s text:c="2"/>Min. <text:s text:c="2"/>:2000 <text:s text:c="2"/>Min. <text:s text:c="2"/>: 5.00 <text:s text:c="2"/>Min. <text:s text:c="2"/>: 2.000 <text:s text:c="2"/>Min. <text:s text:c="2"/>:150.0 <text:s text:c="2"/>Min. <text:s text:c="2"/>: 8.00 <text:s text:c="2"/>Min. <text:s text:c="2"/>:20.00 <text:s text:c="2"/>Min. <text:s text:c="2"/>: 90.0 <text:s text:c="2"/>local <text:s text:c="4"/>:33 <text:s text:c="2"/>AFRIQUE :18 <text:s text:c="2"/>1:23 <text:s text:c="6"/>1:31 <text:s text:c="6"/>1:22 <text:s text:c="5"/></text:span></text:p>
      <text:p text:style-name="P6"><text:s/><text:span text:style-name="T1">1st Qu.:22.75 <text:s text:c="2"/>CHINE <text:s text:c="3"/>: 8 <text:s text:c="2"/>AMERIQUE_NORD: 6 <text:s text:c="2"/>1st Qu.:2004 <text:s text:c="2"/>1st Qu.: 9.00 <text:s text:c="2"/>1st Qu.: 2.750 <text:s text:c="2"/>1st Qu.:236.8 <text:s text:c="2"/>1st Qu.:10.00 <text:s text:c="2"/>1st Qu.:30.00 <text:s text:c="2"/>1st Qu.:109.8 <text:s text:c="2"/>mainstream:55 <text:s text:c="2"/>AMERIQUE:21 <text:s text:c="2"/>2:33 <text:s text:c="6"/>2:29 <text:s text:c="6"/>2:34 <text:s text:c="5"/></text:span></text:p>
      <text:p text:style-name="P6"><text:s/><text:span text:style-name="T1">Median :44.50 <text:s text:c="2"/>France <text:s text:c="2"/>: 7 <text:s text:c="2"/>AMERIQUE_SUD :15 <text:s text:c="2"/>Median :2009 <text:s text:c="2"/>Median :14.50 <text:s text:c="2"/>Median : 4.000 <text:s text:c="2"/>Median :354.5 <text:s text:c="2"/>Median :12.50 <text:s text:c="2"/>Median :42.50 <text:s text:c="2"/>Median :125.0 <text:s text:c="18"/>ASIE <text:s text:c="3"/>:22 <text:s text:c="2"/>3:32 <text:s text:c="6"/>3:28 <text:s text:c="6"/>3:32 <text:s text:c="5"/></text:span></text:p>
      <text:p text:style-name="P6"><text:s/><text:span text:style-name="T1">Mean <text:s text:c="2"/>:44.50 <text:s text:c="2"/>NIGERIA <text:s/>: 7 <text:s text:c="2"/>ASIE <text:s text:c="8"/>:22 <text:s text:c="2"/>Mean <text:s text:c="2"/>:2009 <text:s text:c="2"/>Mean <text:s text:c="2"/>:14.67 <text:s text:c="2"/>Mean <text:s text:c="2"/>: 5.523 <text:s text:c="2"/>Mean <text:s text:c="2"/>:416.4 <text:s text:c="2"/>Mean <text:s text:c="2"/>:13.32 <text:s text:c="2"/>Mean <text:s text:c="2"/>:41.48 <text:s text:c="2"/>Mean <text:s text:c="2"/>:122.0 <text:s text:c="18"/>EUROPE <text:s/>:18 <text:s text:c="34"/></text:span></text:p>
      <text:p text:style-name="P6"><text:s/><text:span text:style-name="T1">3rd Qu.:66.25 <text:s text:c="2"/>VIETNAM <text:s/>: 7 <text:s text:c="2"/>EUROPE <text:s text:c="6"/>:18 <text:s text:c="2"/>3rd Qu.:2014 <text:s text:c="2"/>3rd Qu.:19.00 <text:s text:c="2"/>3rd Qu.: 8.000 <text:s text:c="2"/>3rd Qu.:492.2 <text:s text:c="2"/>3rd Qu.:16.00 <text:s text:c="2"/>3rd Qu.:52.25 <text:s text:c="2"/>3rd Qu.:135.0 <text:s text:c="18"/>OCEANIE : 9 <text:s text:c="34"/></text:span></text:p>
      <text:p text:style-name="P6"><text:s/><text:span text:style-name="T1">Max. <text:s text:c="2"/>:88.00 <text:s text:c="2"/>COLOMBIE : 6 <text:s text:c="2"/>OCEANIE <text:s text:c="5"/>: 9 <text:s text:c="2"/>Max. <text:s text:c="2"/>:2018 <text:s text:c="2"/>Max. <text:s text:c="2"/>:30.00 <text:s text:c="2"/>Max. <text:s text:c="2"/>:15.000 <text:s text:c="2"/>Max. <text:s text:c="2"/>:986.0 <text:s text:c="2"/>Max. <text:s text:c="2"/>:20.00 <text:s text:c="2"/>Max. <text:s text:c="2"/>:60.00 <text:s text:c="2"/>Max. <text:s text:c="2"/>:150.0 <text:s text:c="64"/></text:span></text:p>
      <text:p text:style-name="P6"><text:s text:c="17"/><text:span text:style-name="T1">(Other) <text:s/>:44 <text:s text:c="195"/></text:span></text:p>
      <text:p text:style-name="P9"/>
      <text:p text:style-name="P7">Rcmdr&gt; <text:s/>library(abind, pos=19)</text:p>
      <text:p text:style-name="P9"/>
      <text:p text:style-name="P7">Rcmdr&gt; <text:s/>library(e1071, pos=20)</text:p>
      <text:p text:style-name="P3">Error in structure(.External(.C_dotTclObjv, objv), class = "tclObj") : </text:p>
      <text:p text:style-name="P4"><text:s text:c="2"/><text:span text:style-name="T1">[tcl] invalid command name ".67.2.2.1".</text:span></text:p>
      <text:p text:style-name="P9"/>
      <text:p text:style-name="P3">Error in structure(.External(.C_dotTclObjv, objv), class = "tclObj") : </text:p>
      <text:p text:style-name="P4"><text:s text:c="2"/><text:span text:style-name="T1">[tcl] invalid command name ".67.2.2.1".</text:span></text:p>
      <text:p text:style-name="P9"/>
      <text:p text:style-name="P19"/>
      <text:p text:style-name="P7">Rcmdr&gt; <text:s/>numSummary(Meta[,"agemoyen", drop=FALSE], groups=Meta$age_class1, statistics=c("mean", "sd", "IQR", "quantiles"), quantiles=c(0,.25,.5,.75,1))</text:p>
      <text:p text:style-name="P6"><text:s text:c="7"/><text:span text:style-name="T1">mean <text:s text:c="6"/>sd IQR <text:s/>0% 25% 50% 75% 100% agemoyen:n</text:span></text:p>
      <text:p text:style-name="P7">1 <text:s/>98.56522 6.720566 <text:s/>11 <text:s/>90 <text:s/>93 <text:s/>97 104 <text:s/>110 <text:s text:c="8"/>23</text:p>
      <text:p text:style-name="P7">2 121.75758 5.202345 <text:s text:c="2"/>9 112 117 123 126 <text:s/>129 <text:s text:c="8"/>33</text:p>
      <text:p text:style-name="P7">3 139.03125 5.556074 <text:s text:c="2"/>9 131 134 140 143 <text:s/>150 <text:s text:c="8"/>32</text:p>
      <text:p text:style-name="P15"><text:span text:style-name="T4">&gt; #3 Repérer les données manquantes </text:span></text:p>
      <text:p text:style-name="P15"><text:span text:style-name="T4">&gt; is.na(toto$GMQ)</text:span></text:p>
      <text:p text:style-name="P3">Erreur : objet 'toto' introuvable</text:p>
      <text:p text:style-name="P15"><text:span text:style-name="T4">&gt; is.na(Meta$GMQ)</text:span></text:p>
      <text:p text:style-name="P1"><text:s/><text:span text:style-name="T1">[1] FALSE FALSE FALSE FALSE FALSE FALSE FALSE FALSE FALSE FALSE FALSE FALSE FALSE FALSE FALSE FALSE FALSE FALSE FALSE FALSE FALSE FALSE FALSE FALSE FALSE FALSE FALSE FALSE FALSE FALSE FALSE FALSE FALSE FALSE FALSE FALSE FALSE FALSE FALSE FALSE FALSE FALSE FALSE FALSE FALSE FALSE FALSE FALSE FALSE FALSE FALSE FALSE FALSE FALSE FALSE FALSE FALSE FALSE FALSE FALSE FALSE FALSE FALSE FALSE FALSE FALSE FALSE </text:span><text:soft-page-break/><text:span text:style-name="T1">FALSE FALSE FALSE FALSE FALSE FALSE FALSE FALSE FALSE FALSE FALSE FALSE FALSE FALSE FALSE FALSE FALSE FALSE FALSE FALSE FALSE</text:span></text:p>
      <text:p text:style-name="P15"><text:span text:style-name="T4">&gt; #créer un vecteur</text:span></text:p>
      <text:p text:style-name="P15"><text:span text:style-name="T4">&gt; exemple_NA&lt;-rnorm(10,mean=4,sd=0.5)</text:span></text:p>
      <text:p text:style-name="P15"><text:span text:style-name="T4">&gt; #affecter des données manquantes</text:span></text:p>
      <text:p text:style-name="P15"><text:span text:style-name="T4">&gt; exemple_NA[c(1,6,9)]&lt;-NA</text:span></text:p>
      <text:p text:style-name="P15"><text:span text:style-name="T4">&gt; exemple_NA</text:span></text:p>
      <text:p text:style-name="P1"><text:s/><text:span text:style-name="T1">[1] <text:s text:c="6"/>NA 3.119148 4.044647 4.020356 4.456213 <text:s text:c="6"/>NA 4.532055 3.977058 <text:s text:c="6"/>NA 3.523222</text:span></text:p>
      <text:p text:style-name="P15"><text:span text:style-name="T4">&gt; #repérer les individus avec valeur manquante</text:span></text:p>
      <text:p text:style-name="P15"><text:span text:style-name="T4">&gt; selection_NA&lt;-is.na(exemple_NA)</text:span></text:p>
      <text:p text:style-name="P15"><text:span text:style-name="T4">&gt; which(selection_NA)</text:span></text:p>
      <text:p text:style-name="P2">[1] 1 6 9</text:p>
      <text:p text:style-name="P15"><text:span text:style-name="T4">&gt; #créer var ayant données disponibles</text:span></text:p>
      <text:p text:style-name="P15"><text:span text:style-name="T4">&gt; exemple_sans_NA=exemple_sans_NA[!selection_NA]</text:span></text:p>
      <text:p text:style-name="P3">Erreur : objet 'exemple_sans_NA' introuvable</text:p>
      <text:p text:style-name="P15"><text:span text:style-name="T4">&gt; exemple_sans_NA=exemple_NA[!selection_NA]</text:span></text:p>
      <text:p text:style-name="P15"><text:span text:style-name="T4">&gt; exemple_sans_NA</text:span></text:p>
      <text:p text:style-name="P2">[1] 3.119148 4.044647 4.020356 4.456213 4.532055 3.977058 3.523222</text:p>
      <text:p text:style-name="P15"><text:span text:style-name="T4">&gt; exemple_sans_NA=exemple_NA[-which(selection_NA)]</text:span></text:p>
      <text:p text:style-name="P15"><text:span text:style-name="T4">&gt; exemple_sans_NA</text:span></text:p>
      <text:p text:style-name="P2">[1] 3.119148 4.044647 4.020356 4.456213 4.532055 3.977058 3.523222</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1:53:01.927993125</meta:creation-date>
    <dc:date>2019-04-10T11:50:33.561018008</dc:date>
    <meta:editing-duration>PT1M37S</meta:editing-duration>
    <meta:editing-cycles>2</meta:editing-cycles>
    <meta:generator>LibreOffice/6.1.4.2$Linux_X86_64 LibreOffice_project/10$Build-2</meta:generator>
    <meta:document-statistic meta:table-count="0" meta:image-count="0" meta:object-count="0" meta:page-count="11" meta:paragraph-count="444" meta:word-count="2763" meta:character-count="23125" meta:non-whitespace-character-count="17742"/>
  </office:meta>
</office:document-meta>
</file>